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officeooo:paragraph-rsid="00109aa5"/>
    </style:style>
    <style:style style:name="P10" style:family="paragraph" style:parent-style-name="Standard" style:list-style-name="L1">
      <style:text-properties officeooo:paragraph-rsid="00109aa5"/>
    </style:style>
    <style:style style:name="P11" style:family="paragraph" style:parent-style-name="Standard" style:list-style-name="L2">
      <style:text-properties officeooo:paragraph-rsid="00109aa5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1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8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0">
      <style:text-properties style:text-line-through-style="none" style:text-line-through-type="none" style:font-name="DejaVu Sans Condensed" fo:font-size="12pt" officeooo:rsid="00200e03" officeooo:paragraph-rsid="00200e03" style:font-size-asian="12pt" style:font-size-complex="12pt"/>
    </style:style>
    <style:style style:name="P20" style:family="paragraph" style:parent-style-name="Standard" style:list-style-name="L10">
      <style:text-properties style:text-line-through-style="none" style:text-line-through-type="none" style:font-name="DejaVu Sans Condensed" fo:font-size="12pt" officeooo:rsid="002ca23a" officeooo:paragraph-rsid="002ca23a" style:font-size-asian="12pt" style:font-size-complex="12pt"/>
    </style:style>
    <style:style style:name="P21" style:family="paragraph" style:parent-style-name="Standard" style:list-style-name="L12">
      <style:text-properties style:text-line-through-style="none" style:text-line-through-type="none" style:font-name="DejaVu Sans Condensed" fo:font-size="12pt" officeooo:rsid="0024245a" officeooo:paragraph-rsid="0024245a" style:font-size-asian="12pt" style:font-size-complex="12pt"/>
    </style:style>
    <style:style style:name="P22" style:family="paragraph" style:parent-style-name="Standard" style:list-style-name="L6">
      <style:text-properties style:text-line-through-style="none" style:text-line-through-type="none" officeooo:paragraph-rsid="00109aa5"/>
    </style:style>
    <style:style style:name="P23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4" style:family="paragraph" style:parent-style-name="Standard" style:list-style-name="L14">
      <style:text-properties style:text-line-through-style="none" style:text-line-through-type="none" officeooo:paragraph-rsid="00109aa5"/>
    </style:style>
    <style:style style:name="P25" style:family="paragraph" style:parent-style-name="Standard" style:list-style-name="L4">
      <style:text-properties officeooo:paragraph-rsid="00109aa5"/>
    </style:style>
    <style:style style:name="P26" style:family="paragraph" style:parent-style-name="Standard" style:list-style-name="L8">
      <style:text-properties officeooo:paragraph-rsid="00109aa5"/>
    </style:style>
    <style:style style:name="P27" style:family="paragraph" style:parent-style-name="Standard" style:list-style-name="L14">
      <style:text-properties officeooo:paragraph-rsid="00109aa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0e03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officeooo:rsid="001e18cf" style:font-size-asian="12pt" style:font-size-complex="12pt"/>
    </style:style>
    <style:style style:name="T18" style:family="text">
      <style:text-properties style:font-name="DejaVu Sans Condensed" fo:font-size="12pt" officeooo:rsid="00148c7a" style:font-size-asian="12pt" style:font-size-complex="12pt"/>
    </style:style>
    <style:style style:name="T19" style:family="text">
      <style:text-properties style:font-name="DejaVu Sans Condensed" fo:font-size="12pt" officeooo:rsid="0018178b" style:font-size-asian="12pt" style:font-size-complex="12pt"/>
    </style:style>
    <style:style style:name="T20" style:family="text">
      <style:text-properties style:font-name="DejaVu Sans Condensed" fo:font-size="12pt" officeooo:rsid="00235b95" style:font-size-asian="12pt" style:font-size-complex="12pt"/>
    </style:style>
    <style:style style:name="T21" style:family="text">
      <style:text-properties officeooo:rsid="001ead95"/>
    </style:style>
    <style:style style:name="T22" style:family="text">
      <style:text-properties officeooo:rsid="00235b95"/>
    </style:style>
    <style:style style:name="T23" style:family="text">
      <style:text-properties style:text-line-through-style="none" style:text-line-through-type="none" style:font-name="DejaVu Sans Condensed" fo:font-size="12pt" officeooo:rsid="00235b95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1e18cf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24db3f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28fd4b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2ac3d4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2d54ee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337ff1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28fd4b" style:font-size-asian="12pt" style:font-weight-asian="bold" style:font-size-complex="12pt" style:font-weight-complex="bold"/>
    </style:style>
    <style:style style:name="T38" style:family="text">
      <style:text-properties officeooo:rsid="0028fd4b"/>
    </style:style>
    <style:style style:name="T39" style:family="text">
      <style:text-properties style:text-line-through-style="solid" style:text-line-through-type="single" style:font-name="DejaVu Sans Condensed" fo:font-size="12pt" officeooo:rsid="0024db3f" style:font-size-asian="12pt" style:font-size-complex="12pt"/>
    </style:style>
    <style:style style:name="T40" style:family="text">
      <style:text-properties style:text-line-through-style="solid" style:text-line-through-type="single" style:font-name="DejaVu Sans Condensed" fo:font-size="12pt" officeooo:rsid="00235b95" style:font-size-asian="12pt" style:font-size-complex="12pt"/>
    </style:style>
    <style:style style:name="T41" style:family="text">
      <style:text-properties officeooo:rsid="002faebe"/>
    </style:style>
    <style:style style:name="T42" style:family="text">
      <style:text-properties officeooo:rsid="0031056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"><text:span text:style-name="T41">1</text:span><text:span text:style-name="T42">0</text:span><text:span text:style-name="T21">2 - </text:span><text:span text:style-name="T41">Controls - </text:span>Throttle <text:span text:style-name="T1">Grip</text:span></text:p>
      <text:p text:style-name="P8">U=Up, D=Down, F=Forward, B=Backward, L=Left, R=Right, P=Press, S-*=Shift-<text:span text:style-name="T10">*</text:span>, L-*=Long-<text:span text:style-name="T10">*</text:span></text:p>
      <text:p text:style-name="P8"/>
      <text:p text:style-name="P9"><text:span text:style-name="T12">Top</text:span><text:span text:style-name="T13"> </text:span><text:span text:style-name="T14">H</text:span><text:span text:style-name="T13">at -- </text:span><text:span text:style-name="T16">No countermeasures, tail RWR only</text:span></text:p>
      <text:list xml:id="list4264870576" text:style-name="L1">
        <text:list-item>
          <text:p text:style-name="P10"><text:span text:style-name="T23">U</text:span><text:span text:style-name="T24">: </text:span><text:span text:style-name="T39">SPO-2B Sirena t</text:span><text:span text:style-name="T40">ail warning RWR toggle on/off </text:span><text:span text:style-name="T39">(only if enabled in mission editor)</text:span><text:span text:style-name="T27"> </text:span><text:span text:style-name="T30">(not mappable??)</text:span></text:p>
        </text:list-item>
      </text:list>
      <text:p text:style-name="P2"><text:span text:style-name="T2">Top</text:span> <text:span text:style-name="T11">H</text:span>at <text:span text:style-name="T11">Ri</text:span>ng</text:p>
      <text:list xml:id="list1191804679" text:style-name="L2">
        <text:list-item>
          <text:p text:style-name="P11"><text:span text:style-name="T25">F/B</text:span><text:span text:style-name="T24">: </text:span><text:span text:style-name="T23">Adjust ASP-5 gunsight optical range (indicator gauge on left of gunsight base)</text:span></text:p>
        </text:list-item>
      </text:list>
      <text:p text:style-name="P9"><text:span text:style-name="T12">Middle </text:span><text:span text:style-name="T14">H</text:span><text:span text:style-name="T12">at</text:span><text:span text:style-name="T13"> -- </text:span><text:span text:style-name="T15">Communications</text:span></text:p>
      <text:list xml:id="list1428555102" text:style-name="L3">
        <text:list-item>
          <text:p text:style-name="P12">U: (SRS radio 1 PTT)</text:p>
        </text:list-item>
        <text:list-item>
          <text:p text:style-name="P12">D: (SRS radio 2 PTT)</text:p>
        </text:list-item>
      </text:list>
      <text:p text:style-name="P6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xml:id="list3923717221" text:style-name="L4">
        <text:list-item>
          <text:p text:style-name="P25"><text:span text:style-name="T24">F </text:span><text:span text:style-name="T28">and hold</text:span><text:span text:style-name="T24">: Extend speedbrakes (</text:span><text:span text:style-name="T37">only extended while held</text:span><text:span text:style-name="T28">, automatically retracts</text:span><text:span text:style-name="T24">)</text:span></text:p>
        </text:list-item>
        <text:list-item>
          <text:p text:style-name="P14">B: --</text:p>
        </text:list-item>
      </text:list>
      <text:p text:style-name="P4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xml:id="list2179080272" text:style-name="L5">
        <text:list-item>
          <text:p text:style-name="P15">P: <text:span text:style-name="T22">Gunsight electrical cage (centers pipper so you can adjust range ring to match target)</text:span></text:p>
        </text:list-item>
      </text:list>
      <text:p text:style-name="P6"><text:span text:style-name="T4">R</text:span><text:span text:style-name="T5">ear </text:span><text:span text:style-name="T7">T</text:span><text:span text:style-name="T5">humb </text:span><text:span text:style-name="T7">B</text:span><text:span text:style-name="T5">utton -- Cage/uncage button</text:span></text:p>
      <text:list xml:id="list2096712673" text:style-name="L6">
        <text:list-item>
          <text:p text:style-name="P22"><text:span text:style-name="T19">P: </text:span><text:span text:style-name="T20">Toggle gunsight cage/uncage</text:span></text:p>
        </text:list-item>
      </text:list>
      <text:p text:style-name="P4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xml:id="list4222044970" text:style-name="L7">
        <text:list-item>
          <text:p text:style-name="P16">P: Right throttle to idle detent (used for engine start)</text:p>
        </text:list-item>
        <text:list-item>
          <text:p text:style-name="P16">S-P: Left throttle to idle detent (used for engine start)</text:p>
        </text:list-item>
      </text:list>
      <text:p text:style-name="P4"><text:span text:style-name="T2">M</text:span><text:span text:style-name="T9">inistick</text:span></text:p>
      <text:list xml:id="list3066471439" text:style-name="L8">
        <text:list-item>
          <text:p text:style-name="P26"><text:span text:style-name="T26">Axes: </text:span><text:span text:style-name="T23">-- </text:span><text:span text:style-name="T28">(no TDC)</text:span></text:p>
        </text:list-item>
      </text:list>
      <text:list xml:id="list3456544588" text:style-name="L9">
        <text:list-item>
          <text:p text:style-name="P23"><text:span text:style-name="T18">P: </text:span><text:span text:style-name="T20">Toggle radar locking mode on/off</text:span></text:p>
        </text:list-item>
      </text:list>
      <text:p text:style-name="P1"><text:span text:style-name="T32">Middle </text:span><text:span text:style-name="T33">F</text:span><text:span text:style-name="T32">inger </text:span><text:span text:style-name="T33">H</text:span><text:span text:style-name="T32">at</text:span><text:span text:style-name="T34"> -- </text:span><text:span text:style-name="T35">Radar </text:span><text:span text:style-name="T36">mode</text:span></text:p>
      <text:list xml:id="list1128771291" text:style-name="L10">
        <text:list-item>
          <text:p text:style-name="P17">U: <text:span text:style-name="T22">Radar </text:span><text:span text:style-name="T38">switch</text:span><text:span text:style-name="T22"> </text:span><text:span text:style-name="T38">up (OFF -&gt; STAND BY -&gt; </text:span><text:span text:style-name="T22">FULL ON</text:span><text:span text:style-name="T38">)</text:span></text:p>
        </text:list-item>
        <text:list-item>
          <text:p text:style-name="P17">D: Radar <text:span text:style-name="T38">switch down (FULL ON -&gt; </text:span><text:span text:style-name="T22">STAND BY -&gt; </text:span><text:span text:style-name="T38">OFF)</text:span></text:p>
        </text:list-item>
        <text:list-item>
          <text:p text:style-name="P19">L/R: --</text:p>
        </text:list-item>
        <text:list-item>
          <text:p text:style-name="P20">P: ASP-5 Sight Mode toggle OPTICAL/RADAR</text:p>
        </text:list-item>
      </text:list>
      <text:p text:style-name="P4"><text:span text:style-name="T2">Ring </text:span><text:span text:style-name="T11">F</text:span><text:span text:style-name="T2">inger </text:span><text:span text:style-name="T11">S</text:span><text:span text:style-name="T9">lider</text:span></text:p>
      <text:list xml:id="list786174545" text:style-name="L11">
        <text:list-item>
          <text:p text:style-name="P18">U/D: --</text:p>
        </text:list-item>
      </text:list>
      <text:p text:style-name="P9"><text:span text:style-name="T12">P</text:span><text:span text:style-name="T13">inky </text:span><text:span text:style-name="T14">S</text:span><text:span text:style-name="T12">witch</text:span></text:p>
      <text:list xml:id="list730284356" text:style-name="L12">
        <text:list-item>
          <text:p text:style-name="P21">U: Afterburner button (press and hold for 2 seconds to light afterburners)</text:p>
        </text:list-item>
        <text:list-item>
          <text:p text:style-name="P21">D: Military Power button (press and hold for 2 seconds to engage Military Power)</text:p>
        </text:list-item>
      </text:list>
      <text:p text:style-name="P5"><text:span text:style-name="T4">P</text:span><text:span text:style-name="T3">inky </text:span><text:span text:style-name="T7">B</text:span><text:span text:style-name="T3">utton</text:span></text:p>
      <text:list xml:id="list2673248307" text:style-name="L13">
        <text:list-item>
          <text:p text:style-name="P13">P: --</text:p>
        </text:list-item>
      </text:list>
      <text:p text:style-name="P2">Pinky <text:span text:style-name="T11">W</text:span>heel</text:p>
      <text:list xml:id="list3208841254" text:style-name="L14">
        <text:list-item>
          <text:p text:style-name="P24"><text:span text:style-name="T17">F/B</text:span><text:span text:style-name="T18">: --</text:span></text:p>
        </text:list-item>
        <text:list-item>
          <text:p text:style-name="P27"><text:span text:style-name="T24">P: </text:span><text:span text:style-name="T29">Exterior lights toggle</text:span><text:span text:style-name="T31"> (toggles navigation lights between OFF and 100%)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9T19:53:29.618000000</dc:date>
    <meta:editing-duration>PT3H34M35S</meta:editing-duration>
    <meta:editing-cycles>36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259" meta:character-count="1400" meta:non-whitespace-character-count="1200"/>
  </office:meta>
</office:document-meta>
</file>